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enlo" svg:font-family="Menl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Menlo" fo:font-size="10.5pt" officeooo:rsid="001ff89a" officeooo:paragraph-rsid="001ff89a" style:font-size-asian="10.5pt" style:font-size-complex="10.5pt"/>
    </style:style>
    <style:style style:name="P2" style:family="paragraph" style:parent-style-name="Standard">
      <style:paragraph-properties fo:text-align="start" style:justify-single-word="false"/>
      <style:text-properties style:font-name="Menlo" fo:font-size="10.5pt" officeooo:rsid="001ff89a" officeooo:paragraph-rsid="0021c46b" style:font-size-asian="10.5pt" style:font-size-complex="10.5pt"/>
    </style:style>
    <style:style style:name="P3" style:family="paragraph" style:parent-style-name="Standard">
      <style:paragraph-properties fo:text-align="start" style:justify-single-word="false"/>
      <style:text-properties style:font-name="Menlo" fo:font-size="10.5pt" officeooo:rsid="0021c46b" officeooo:paragraph-rsid="0021c46b" style:font-size-asian="10.5pt" style:font-size-complex="10.5pt"/>
    </style:style>
    <style:style style:name="P4" style:family="paragraph" style:parent-style-name="Standard">
      <style:paragraph-properties fo:text-align="start" style:justify-single-word="false"/>
      <style:text-properties style:font-name="Menlo" fo:font-size="10.5pt" officeooo:rsid="0023a806" officeooo:paragraph-rsid="0023a806" style:font-size-asian="10.5pt" style:font-size-complex="10.5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21c46b"/>
    </style:style>
    <style:style style:name="T3" style:family="text">
      <style:text-properties officeooo:rsid="0021c46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mployee(<text:span text:style-name="T1">number</text:span>, name)</text:p>
      <text:p text:style-name="P1">mechanic(<text:span text:style-name="T2">employee_number)</text:span></text:p>
      <text:p text:style-name="P1">does(<text:span text:style-name="T2">employee_number</text:span><text:span text:style-name="T3">, </text:span><text:span text:style-name="T2">repair_job_number</text:span><text:span text:style-name="T3">)</text:span></text:p>
      <text:p text:style-name="P1">repair_job(<text:span text:style-name="T2">car_license</text:span><text:span text:style-name="T3">, </text:span><text:span text:style-name="T1">number</text:span>, description, cost_parts, <text:span text:style-name="T3">cost_</text:span>work)</text:p>
      <text:p text:style-name="P1">car(<text:span text:style-name="T1">license</text:span>, manufacturer, model, year)</text:p>
      <text:p text:style-name="P1">salesman(<text:span text:style-name="T2">employee_number)</text:span></text:p>
      <text:p text:style-name="P1">buys(<text:span text:style-name="T2">employee_number</text:span><text:span text:style-name="T3">, </text:span><text:span text:style-name="T2">license</text:span><text:span text:style-name="T3">, </text:span><text:span text:style-name="T2">client_id</text:span><text:span text:style-name="T3">, </text:span>price, date, value)</text:p>
      <text:p text:style-name="P2">sells(<text:span text:style-name="T2">employee_number</text:span><text:span text:style-name="T3">, </text:span><text:span text:style-name="T2">license</text:span><text:span text:style-name="T3">, </text:span><text:span text:style-name="T2">client_id</text:span><text:span text:style-name="T3">, </text:span>date, commission)</text:p>
      <text:p text:style-name="P1">client(<text:span text:style-name="T1">id</text:span>, name, address)</text:p>
      <text:p text:style-name="P3">client_phone(<text:span text:style-name="T1">phone_number</text:span>, client_id)</text:p>
      <text:p text:style-name="P3"/>
      <text:p text:style-name="P4">Rationale:</text:p>
      <text:p text:style-name="P4">Mechanic and Salesman use their employee_number when being referred to, not any additional mechanic or salesman numbers, as that information isn't helpful to be stored.</text:p>
      <text:p text:style-name="P4">The derived attribute 'value' from the sells relation is not stored as it is derived.</text:p>
      <text:p text:style-name="P4">The multivalue attribute phone from client has become its own table to store multiples.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enlo" svg:font-family="Menl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1T20:10:39.164279000</meta:creation-date>
    <dc:date>2015-03-11T20:32:01.476082000</dc:date>
    <meta:editing-duration>PT21M6S</meta:editing-duration>
    <meta:editing-cycles>4</meta:editing-cycles>
    <meta:generator>LibreOffice/4.2.8.2$MacOSX_x86 LibreOffice_project/48d50dbfc06349262c9d50868e5c1f630a573ebd</meta:generator>
    <meta:document-statistic meta:table-count="0" meta:image-count="0" meta:object-count="0" meta:page-count="1" meta:paragraph-count="14" meta:word-count="86" meta:character-count="751" meta:non-whitespace-character-count="679"/>
  </office:meta>
</office:document-meta>
</file>